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ebd1e" officeooo:paragraph-rsid="002094a4"/>
    </style:style>
    <style:style style:name="P2" style:family="paragraph" style:parent-style-name="Text_20_body">
      <style:text-properties officeooo:paragraph-rsid="00216949"/>
    </style:style>
    <style:style style:name="P3" style:family="paragraph" style:parent-style-name="Text_20_body">
      <style:text-properties officeooo:paragraph-rsid="0023dd98"/>
    </style:style>
    <style:style style:name="P4" style:family="paragraph" style:parent-style-name="Text_20_body">
      <style:text-properties officeooo:paragraph-rsid="00258bbe"/>
    </style:style>
    <style:style style:name="P5" style:family="paragraph" style:parent-style-name="Title">
      <style:text-properties officeooo:rsid="001cf7c1" officeooo:paragraph-rsid="001cf7c1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2094a4"/>
    </style:style>
    <style:style style:name="T4" style:family="text">
      <style:text-properties fo:language="cs" fo:country="CZ" officeooo:rsid="002847ba"/>
    </style:style>
    <style:style style:name="T5" style:family="text">
      <style:text-properties officeooo:rsid="00216949"/>
    </style:style>
    <style:style style:name="T6" style:family="text">
      <style:text-properties officeooo:rsid="0023dd98"/>
    </style:style>
    <style:style style:name="T7" style:family="text">
      <style:text-properties officeooo:rsid="00258bbe"/>
    </style:style>
    <style:style style:name="T8" style:family="text">
      <style:text-properties officeooo:rsid="002728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Indian John</text:p>
      <text:p text:style-name="P1"><text:tab/>Indián John <text:span text:style-name="T2">je</text:span><text:span text:style-name="T1"> dobrodruh</text:span><text:span text:style-name="T4"> a </text:span><text:span text:style-name="T2">archeolog a vydá se prozkoumat starodávné Aztécké ruiny uprostřed Amazonských džunglí. První co hráč uvidí je vchod do ruin, který je zavalený a nelze bez jím projít bez správného nářadí. Před vchodem je rozbitý kemp a kolem se válí několik užitečných věcí. Hráč tu najde lano, lopatu a malou brašnu. Pokud hráč prozkoumá brašnu tak tam najde revolver a poznámkový blok se starodávnými jazyky. Hráč může použít lopatu nebo lano aby se dostal přes zával.<text:line-break/><text:tab/>Uvnitř je velká hala zdobená sochami Aztéckých bohů a velké kamenné dveře s dvěma prázdnými podstavci. Pokud hráč má u sebe poznámkový blok, může přečíst nápis na dveřích který říká: <text:s/>„Pouze silní a moudří smí vstoupit“. </text:span><text:span text:style-name="T3">Na levé straně je místnost s Hanojskými věžemi a na pravé je aréna.<text:line-break/><text:tab/>V aréně hráče potká bojovník, který mu podává meč a vyzývá hráče na souboj. Pokud hráč má revolver, může jej použít a vyhnout se tak souboji. Jinak se hráč musí utkat s nepřítelem v souboji. <text:line-break/><text:tab/>V souboji hráč může použít kop, obranu nebo útok. Bojovník je používá a to v pořadí útok, obrana, útok, kop a pak opakuje. Pokud oba použijí útok, oba ztrácí život. Pokud oba použijí kop nebo obranu nestane se nic. Pokud jeden použije kop a druhý obranu, druhý ztrácí život. Pokud jeden použije obranu a druhý útok, druhý ztrácí život. Hráč i bojovník mají 3 životy. Pokud hráč prohraje, prohrává i hru. Pokud vyhraje nebo použije revolver dostane sošku medvěda a bojovník zmizí.<text:line-break/><text:tab/>V místnosti Hanojské věže hráč potká klasický hlavolam Hanojské věže se třemi kruhy a pokud jej vyřeší tak dostane sošku sov</text:span><text:span text:style-name="T2">y. <text:line-break/><text:tab/>Hráč může sošku medvěda i sošku sovy postavit na podstavec ve velké hale. Pokud tak učiní s oběma soškami dveře se otevřou a nyní hráč může vstoupit do místnosti s pokladem. Zde hráči je popsána krása Aztéckého pokladu a hráč vyhrává.</text:span></text:p>
      <text:h text:style-name="P6" text:outline-level="1">Abstrakt</text:h>
      <text:p text:style-name="P3"><text:tab/>Místnost s názv<text:span text:style-name="T6">e</text:span>m „Před ruinami“ obsahuje <text:span text:style-name="T6">předměty</text:span>, „<text:span text:style-name="T5">Lano</text:span>“ <text:span text:style-name="T5">a „Lopata“ a možnost spustit událost „Prozkoumat brašnu.“ Po spuštění této události <text:s/>se do místnosti „Před ruinami“ přidají předměty „Revolver“ a „Poznámkový blok“. Hráč může použít v místnosti „Lopata“ nebo „Lano“ na statický objekt „Zával“ a v důsledku odemkne cestu do místnosti „Velká hala.“</text:span></text:p>
      <text:p text:style-name="P2"><text:tab/><text:span text:style-name="T6">Při vstupu do místnosti „Velká hala“ se otestuje zda hráč má „Poznámková blok“ a v případě, že má se změní popis statického objektu „Velké dveře“ na „Pouze silní a moudří smí vstoupit“. Z této místnosti se lze přesunout do „Hanojské věže“ nebo „Aréna“. Hráč zde může použít předmět „Soška medvěda“ a „Soška sovy“ na statický objekt „Podstavec“. Pokud oba předměty jsou použity, odemkne se cesta do „Pokladna“.</text:span></text:p>
      <text:p text:style-name="P4"><text:tab/><text:span text:style-name="T6">V místnosti „Aréna“ je postava „Bojovník“, který dává hráči možnost spustit řetězec událostí „Boj s bojovníkem“. Pokud hráč má předmět „Revolver“, může jej použít. Pokud použije, dostane předmět „Soška medvěda“ a bojovník je odstraněn z místnosti.</text:span></text:p>
      <text:p text:style-name="P4"><text:span text:style-name="T6"><text:tab/>Pokud řetězec událostí „Boj s bojovníkem“ je spuštěn, hráč i bojovník mají 3 životy a následují 4 scény za sebou. „Bojovník útočí“, „Bojovník brání“, „Bojovník útočí“ a „Bojovník kope“. Následně nastává první scéna. Pokud hráč použije správnou volbu v každé scéně bojovník ztrácí život. Pokud hráč klesne pod 1 život, hra končí. Bojovník klesne pod 1 život, řetězec událostí <text:s/>končí, hráč dostane předmět „Soška medvěda“ a bojovník je odstraněn z místnosti.</text:span></text:p>
      <text:p text:style-name="P4"><text:tab/><text:span text:style-name="T7">V místnosti „Hanojské věže“ lze spustit řetězec událostí „Vyřešit hlavolam“. Řetězec <text:s/>událostí obsahuje scénu pro každou možnou permutaci kamenů seřazené tak, jak se ke každé permutaci může hráč dostat. Pokud nastane správná scéna, řetězec událostí končí a hráč dostane předmět „Soška sovy“.</text:span></text:p>
      <text:p text:style-name="P4"><text:tab/><text:span text:style-name="T8">V místnosti „Pokladna“ se hráči zobrazí popis místnosti a hráč vyhrává hr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0:53:50.170000000</meta:creation-date>
    <dc:date>2018-12-13T11:51:58.391000000</dc:date>
    <meta:editing-duration>PT23M55S</meta:editing-duration>
    <meta:editing-cycles>7</meta:editing-cycles>
    <meta:generator>LibreOffice/5.2.7.2$Windows_X86_64 LibreOffice_project/2b7f1e640c46ceb28adf43ee075a6e8b8439ed10</meta:generator>
    <meta:document-statistic meta:table-count="0" meta:image-count="0" meta:object-count="0" meta:page-count="2" meta:paragraph-count="9" meta:word-count="593" meta:character-count="3676" meta:non-whitespace-character-count="3074"/>
  </office:meta>
</office:document-meta>
</file>